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1">
            <text:p text:style-name="P7">1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<text:soft-page-break/>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<text:soft-page-break/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<text:soft-page-break/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6T11:28:55</dc:date>
    <meta:editing-duration>P22DT14H49M42S</meta:editing-duration>
    <meta:editing-cycles>167</meta:editing-cycles>
    <meta:generator>OpenOffice/4.1.0$Unix OpenOffice.org_project/410m18$Build-9764</meta:generator>
    <meta:document-statistic meta:table-count="5" meta:image-count="0" meta:object-count="0" meta:page-count="4" meta:paragraph-count="257" meta:word-count="626" meta:character-count="3405"/>
  </office:meta>
</office:document-meta>
</file>